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6300" officeooo:paragraph-rsid="000b6300"/>
    </style:style>
    <style:style style:name="P2" style:family="paragraph" style:parent-style-name="Standard">
      <style:text-properties officeooo:rsid="000c3905" officeooo:paragraph-rsid="000c3905"/>
    </style:style>
    <style:style style:name="P3" style:family="paragraph" style:parent-style-name="Standard">
      <style:text-properties officeooo:rsid="000d21dd" officeooo:paragraph-rsid="000d21dd"/>
    </style:style>
    <style:style style:name="P4" style:family="paragraph" style:parent-style-name="Standard">
      <style:text-properties officeooo:rsid="000d6adf" officeooo:paragraph-rsid="000d6adf"/>
    </style:style>
    <style:style style:name="P5" style:family="paragraph" style:parent-style-name="Standard">
      <style:text-properties officeooo:rsid="000f45d5" officeooo:paragraph-rsid="000f45d5"/>
    </style:style>
    <style:style style:name="P6" style:family="paragraph" style:parent-style-name="Standard">
      <style:text-properties officeooo:rsid="000fb64e" officeooo:paragraph-rsid="000fb64e"/>
    </style:style>
    <style:style style:name="P7" style:family="paragraph" style:parent-style-name="Standard">
      <style:text-properties officeooo:rsid="00117352" officeooo:paragraph-rsid="00117352"/>
    </style:style>
    <style:style style:name="P8" style:family="paragraph" style:parent-style-name="Standard">
      <style:text-properties officeooo:rsid="00126f09" officeooo:paragraph-rsid="00126f09"/>
    </style:style>
    <style:style style:name="P9" style:family="paragraph" style:parent-style-name="Standard">
      <style:text-properties officeooo:rsid="00144dbb" officeooo:paragraph-rsid="00144dbb"/>
    </style:style>
    <style:style style:name="P10" style:family="paragraph" style:parent-style-name="Standard">
      <style:text-properties fo:font-weight="bold" officeooo:rsid="000b6300" officeooo:paragraph-rsid="000b6300" style:font-weight-asian="bold" style:font-weight-complex="bold"/>
    </style:style>
    <style:style style:name="P11" style:family="paragraph" style:parent-style-name="Standard">
      <style:text-properties fo:font-weight="bold" officeooo:rsid="000c3905" officeooo:paragraph-rsid="000c3905" style:font-weight-asian="bold" style:font-weight-complex="bold"/>
    </style:style>
    <style:style style:name="P12" style:family="paragraph" style:parent-style-name="Standard">
      <style:text-properties fo:font-weight="bold" officeooo:rsid="000d6adf" officeooo:paragraph-rsid="000d6adf" style:font-weight-asian="bold" style:font-weight-complex="bold"/>
    </style:style>
    <style:style style:name="P13" style:family="paragraph" style:parent-style-name="Standard">
      <style:text-properties fo:font-weight="bold" officeooo:rsid="000f45d5" officeooo:paragraph-rsid="000f45d5" style:font-weight-asian="bold" style:font-weight-complex="bold"/>
    </style:style>
    <style:style style:name="P14" style:family="paragraph" style:parent-style-name="Standard">
      <style:text-properties fo:font-weight="bold" officeooo:rsid="000fb64e" officeooo:paragraph-rsid="000fb64e" style:font-weight-asian="bold" style:font-weight-complex="bold"/>
    </style:style>
    <style:style style:name="P15" style:family="paragraph" style:parent-style-name="Standard">
      <style:text-properties fo:font-weight="bold" officeooo:rsid="00117352" officeooo:paragraph-rsid="00117352" style:font-weight-asian="bold" style:font-weight-complex="bold"/>
    </style:style>
    <style:style style:name="T1" style:family="text">
      <style:text-properties officeooo:rsid="00153a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lonne Année Découverte :</text:p>
      <text:p text:style-name="P1">- Colonne vide = année 0.</text:p>
      <text:p text:style-name="P1">- Colonne avec plus de 4 chiffres (ex : 197071) = Prise en compte uniquement des quatre premiers chiffres.</text:p>
      <text:p text:style-name="P1"/>
      <text:p text:style-name="P11">Colonne Développé :</text:p>
      <text:p text:style-name="P2">- Cas 1 : La case est vide = Le champ reste nul.</text:p>
      <text:p text:style-name="P2">- Cas 2 : Si le champ contient le mot « restitué », on remplit par « Restitué ».</text:p>
      <text:p text:style-name="P2">- Cas 3 : Si le champ contient le mot « complet » on remplit par « Complet ».</text:p>
      <text:p text:style-name="P2">- Cas 4 : Si on n'est pas dans un des trois premiers cas, on remplit par « Incomplet ».</text:p>
      <text:p text:style-name="P3">On ne prend pas en compte les (?).</text:p>
      <text:p text:style-name="P3"/>
      <text:p text:style-name="P12">Colonnes Largeur/Longueur/MotifsH/MotifsV :</text:p>
      <text:p text:style-name="P4">- Si la case est vide ou possède un (?), on remplit par défaut par 0. On ne pourra pas calculer plus tard le caractère moyen si un des ses champs est à '0', car cela équivaudra à une mesure non connue.</text:p>
      <text:p text:style-name="P4">- J'ai rajouté dans la base de donnée deux colonnes 'ordreLongueur' et 'ordreLargeur' qui permettent de préciser les champs longueur et largeur avec egal/plus petit que/plus grand que, … Cependant, comme dans le csv ces informations n'existent pas, je mets ces deux colonnes par défaut à 'egal'.</text:p>
      <text:p text:style-name="P4"/>
      <text:p text:style-name="P13">Colonne N° Isolation :</text:p>
      <text:p text:style-name="P5">- Uniquement la colonne <text:s/>'N° Isolation 1' est prise en compte, pas la N°2 et la N°3.</text:p>
      <text:p text:style-name="P5">- Si la colonne est vide, on met un 0.</text:p>
      <text:p text:style-name="P5"/>
      <text:p text:style-name="P13">Colonne US :</text:p>
      <text:p text:style-name="P5">- Si la colonne est vide, on met un 0 (est-ce juste sachant que certains étaient déjà à 0 naturellement?)</text:p>
      <text:p text:style-name="P5">- Sur certaines colonnes, il y a plusieurs US. Exemple : '2212222123'. Comme un US n'a pas un nombre de chiffre précis, il n'y a pas de moyen pour savoir pour le programme quel est l'US. Pour ces cas-là, j'ai donc modifié à la main le csv, pour donner par exemple dans l'exemple ci-dessus '22122'.</text:p>
      <text:p text:style-name="P5"/>
      <text:p text:style-name="P8">Le fait de mettre des champs US et NumIsolation à 0 quand ils ne sont pas renseignés casse-t-il l'unicité du tesson que l'on pouvait avoir en faisant US+NumIsolation+Site+Zone ?</text:p>
      <text:p text:style-name="P5"/>
      <text:p text:style-name="P6">Les zones sont propres au site, par exemple une zone 1 sur le site 5 ne sera pas la même qu'une zone 1 sur le site 4.</text:p>
      <text:p text:style-name="P6"/>
      <text:p text:style-name="P14">Colonne Position décor :</text:p>
      <text:p text:style-name="P6">- Tous les (?) ainsi que les retours chariots sont supprimés.</text:p>
      <text:p text:style-name="P6">- Différents termes sont assemblés ('colerette' avec 'collerette', 'inconnu' avec 'inconnue' et 'indéterminé' et 'indéterminée', 'panses' avec 'panse') pour plus de clarté. Il faudra peut être modifier légèrement le script pour qu'il prennent en compte d'autres occurrences similaires par la suite dans d'autres imports, mais non encore répertoriés.</text:p>
      <text:p text:style-name="P6">- Les 'et' sont transformés en virgules, les virgules deviennent les séparateurs dans le champs. Donc si on a 'panse et anse', cela sera transformé en 'panse, anse', puis séparé en deux positions différentes 'panse' et 'anse'.</text:p>
      <text:p text:style-name="P6"/>
      <text:p text:style-name="P15">Colonne Type de décor :</text:p>
      <text:p text:style-name="P7">- On remplace et découpe le champs de la même manière que la colonne Position décor.</text:p>
      <text:p text:style-name="P7"/>
      <text:p text:style-name="P8">Les utilisateurs étant une fonction implémentée par la suite, pour chaque tesson importé via un fichier CSV, l'utilisateur qui l'aura enregistré sera Prénom : « Import CSV », Nom : <text:soft-page-break/>« Automatique ».</text:p>
      <text:p text:style-name="P8"/>
      <text:p text:style-name="P9">Séquence, Phase et Période possèdent des numéros dans le document. <text:span text:style-name="T1">Les numéros d'une phase sont-ils spécifiques à une période ? De même, les numéros d'une séquence sont-ils spécifiques à une phase ? Y a-t-il uniquement la période qui est propre au site, ou est-ce que la séquence et la phase le sont aussi ? Et enfin, existe-t-il une table de correspondance entre les numéros fournis dans le CSV pour ces trois champs et une datation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4:37:32.353000000</meta:creation-date>
    <dc:date>2016-05-02T15:39:16.501000000</dc:date>
    <meta:editing-duration>PT41M11S</meta:editing-duration>
    <meta:editing-cycles>10</meta:editing-cycles>
    <meta:generator>LibreOffice/5.0.5.2$Windows_x86 LibreOffice_project/55b006a02d247b5f7215fc6ea0fde844b30035b3</meta:generator>
    <meta:document-statistic meta:table-count="0" meta:image-count="0" meta:object-count="0" meta:page-count="2" meta:paragraph-count="28" meta:word-count="598" meta:character-count="3292" meta:non-whitespace-character-count="2721"/>
  </office:meta>
</office:document-meta>
</file>